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15:35:56.89</meta:creation-date>
    <meta:document-statistic meta:object-count="0"/>
    <meta:generator>OpenOffice.org/3.4.1$Win32 OpenOffice.org_project/341m1$Build-9593</meta:generator>
  </office:meta>
</office:document-meta>
</file>